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FF0000" fo:border-bottom="none" fo:border-left="2pt solid #FF0000" fo:border-right="none" style:vertical-align="middle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fo:border-top="2pt solid #FF0000" fo:border-bottom="none" fo:border-left="none" fo:border-right="none" style:vertical-align="middle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-top="2pt solid #FF0000" fo:border-bottom="none" fo:border-left="none" fo:border-right="2pt solid #FF0000" style:vertical-align="middle" style:repeat-content="false"/>
      <style:paragraph-properties fo:text-align="center"/>
      <style:text-properties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-top="none" fo:border-bottom="none" fo:border-left="2pt solid #FF0000" fo:border-right="none"/>
      <style:text-properties fo:font-size="11pt" style:font-size-asian="11pt" style:font-size-complex="11pt" style:font-family-generic="swiss"/>
    </style:style>
    <style:style style:name="ce6" style:family="table-cell" style:parent-style-name="Default" style:data-style-name="N0">
      <style:text-properties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fo:border-top="none" fo:border-bottom="none" fo:border-left="none" fo:border-right="2pt solid #FF0000"/>
      <style:text-properties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-top="none" fo:border-bottom="2pt solid #FF0000" fo:border-left="2pt solid #FF0000" fo:border-right="none"/>
      <style:text-properties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-top="none" fo:border-bottom="2pt solid #FF0000" fo:border-left="none" fo:border-right="none"/>
      <style:text-properties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none" fo:border-bottom="2pt solid #FF0000" fo:border-left="none" fo:border-right="2pt solid #FF0000"/>
      <style:text-properties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thin solid #FFFFFF" fo:border-right="none"/>
    </style:style>
    <style:style style:name="ce13" style:family="table-cell" style:parent-style-name="Default" style:data-style-name="N0">
      <style:table-cell-properties fo:border-top="thin solid #000000" fo:border-bottom="none" fo:border-left="thin solid #FFFFFF" fo:border-right="thin solid #000000"/>
    </style:style>
    <style:style style:name="ce14" style:family="table-cell" style:parent-style-name="Default" style:data-style-name="N0">
      <style:table-cell-properties fo:border-top="thin solid #FFFFFF" fo:border-bottom="none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1">
      <style:table-cell-properties fo:border="thin solid #000000"/>
    </style:style>
    <style:style style:name="ce22" style:family="table-cell" style:parent-style-name="Default" style:data-style-name="N1">
      <style:table-cell-properties fo:border-top="thin solid #000000" fo:border-bottom="thin solid #000000" fo:border-left="thin solid #000000" fo:border-right="none"/>
    </style:style>
    <style:style style:name="ce23" style:family="table-cell" style:parent-style-name="Default" style:data-style-name="N1">
      <style:table-cell-properties fo:border-top="thin solid #000000" fo:border-bottom="thin solid #000000" fo:border-left="none" fo:border-right="none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45520833333333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0.635cm" style:use-optimal-column-width="true"/>
    </style:style>
    <style:style style:name="co7" style:family="table-column">
      <style:table-column-properties fo:break-before="auto" style:column-width="0.846666666666667cm" style:use-optimal-column-width="true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4.841875cm"/>
    </style:style>
    <style:style style:name="co11" style:family="table-column">
      <style:table-column-properties fo:break-before="auto" style:column-width="4.39208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7.1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TC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8" table:number-columns-repeated="16359" table:default-cell-style-name="ce1"/>
        <table:table-row table:style-name="ro1">
          <table:table-cell office:value-type="string" table:style-name="ce20">
            <text:p>Jeu</text:p>
          </table:table-cell>
          <table:table-cell office:value-type="string" table:style-name="ce16">
            <text:p>Les Sims 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1"/>
          <table:table-cell office:value-type="string" table:style-name="ce17">
            <text:p>Sexe</text:p>
          </table:table-cell>
          <table:table-cell table:style-name="ce12"/>
          <table:table-cell table:style-name="ce13"/>
          <table:table-cell table:number-columns-repeated="16380"/>
        </table:table-row>
        <table:table-row table:style-name="ro1">
          <table:table-cell table:style-name="ce14"/>
          <table:table-cell office:value-type="string" table:style-name="ce11">
            <text:p>Femme</text:p>
          </table:table-cell>
          <table:table-cell office:value-type="string" table:style-name="ce18">
            <text:p>Homme</text:p>
          </table:table-cell>
          <table:table-cell office:value-type="string" table:style-name="ce15">
            <text:p>Total général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Moyenne de Age</text:p>
          </table:table-cell>
          <table:table-cell office:value-type="float" office:value="17.75" table:style-name="ce22">
            <text:p>18</text:p>
          </table:table-cell>
          <table:table-cell office:value-type="float" office:value="20.6" table:style-name="ce23">
            <text:p>21</text:p>
          </table:table-cell>
          <table:table-cell office:value-type="float" office:value="19.333333333333332" table:style-name="ce21">
            <text:p>19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BDD" table:style-name="ta2">
        <table:table-column table:style-name="co9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1" table:default-cell-style-name="ce1"/>
        <table:table-column table:style-name="co9" table:number-columns-repeated="16379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style-name="ce2">
            <text:p>Numéro de concours</text:p>
          </table:table-cell>
          <table:table-cell office:value-type="string" table:style-name="ce3">
            <text:p>Age</text:p>
          </table:table-cell>
          <table:table-cell office:value-type="string" table:style-name="ce3">
            <text:p>Sexe</text:p>
          </table:table-cell>
          <table:table-cell office:value-type="string" table:style-name="ce3">
            <text:p>Jeu</text:p>
          </table:table-cell>
          <table:table-cell office:value-type="string" table:style-name="ce4">
            <text:p>Score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0" table:style-name="ce5">
            <text:p>0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Urban Terror</text:p>
          </table:table-cell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" table:style-name="ce5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Urban Terror</text:p>
          </table:table-cell>
          <table:table-cell office:value-type="float" office:value="12" table:style-name="ce7">
            <text:p>12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" table:style-name="ce5">
            <text:p>2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Les Sims 3</text:p>
          </table:table-cell>
          <table:table-cell office:value-type="float" office:value="365" table:style-name="ce7">
            <text:p>36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" table:style-name="ce5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Les Sims 3</text:p>
          </table:table-cell>
          <table:table-cell office:value-type="float" office:value="1523" table:style-name="ce7">
            <text:p>152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" table:style-name="ce5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Les Sims 3</text:p>
          </table:table-cell>
          <table:table-cell office:value-type="float" office:value="1450" table:style-name="ce7">
            <text:p>145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" table:style-name="ce5">
            <text:p>5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Halo</text:p>
          </table:table-cell>
          <table:table-cell office:value-type="float" office:value="25" table:style-name="ce7">
            <text:p>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6" table:style-name="ce5">
            <text:p>6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astle Strike</text:p>
          </table:table-cell>
          <table:table-cell office:value-type="float" office:value="19" table:style-name="ce7">
            <text:p>19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Castle Strike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8" table:style-name="ce5">
            <text:p>8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ounter Strike Source</text:p>
          </table:table-cell>
          <table:table-cell office:value-type="float" office:value="36" table:style-name="ce7">
            <text:p>3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9" table:style-name="ce5">
            <text:p>9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SimCity 4</text:p>
          </table:table-cell>
          <table:table-cell office:value-type="float" office:value="1236" table:style-name="ce7">
            <text:p>123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" table:style-name="ce5">
            <text:p>10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etrinet</text:p>
          </table:table-cell>
          <table:table-cell office:value-type="float" office:value="451" table:style-name="ce7">
            <text:p>45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1" table:style-name="ce5">
            <text:p>1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28" table:style-name="ce7">
            <text:p>28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2" table:style-name="ce5">
            <text:p>12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Halo</text:p>
          </table:table-cell>
          <table:table-cell office:value-type="float" office:value="17" table:style-name="ce7">
            <text:p>1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3" table:style-name="ce5">
            <text:p>13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Urban Terror</text:p>
          </table:table-cell>
          <table:table-cell office:value-type="float" office:value="91" table:style-name="ce7">
            <text:p>9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4" table:style-name="ce5">
            <text:p>14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astle Strike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5" table:style-name="ce5">
            <text:p>1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Urban Terror</text:p>
          </table:table-cell>
          <table:table-cell office:value-type="float" office:value="48" table:style-name="ce7">
            <text:p>48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" table:style-name="ce5">
            <text:p>16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ounter Strike Source</text:p>
          </table:table-cell>
          <table:table-cell office:value-type="float" office:value="73" table:style-name="ce7">
            <text:p>7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" table:style-name="ce5">
            <text:p>17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SimCity 4</text:p>
          </table:table-cell>
          <table:table-cell office:value-type="float" office:value="1256" table:style-name="ce7">
            <text:p>125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" table:style-name="ce5">
            <text:p>18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Castle Strike</text:p>
          </table:table-cell>
          <table:table-cell office:value-type="float" office:value="2" table:style-name="ce7">
            <text:p>2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" table:style-name="ce5">
            <text:p>19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Les Sims 3</text:p>
          </table:table-cell>
          <table:table-cell office:value-type="float" office:value="12398" table:style-name="ce7">
            <text:p>12398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" table:style-name="ce5">
            <text:p>20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Les Sims 3</text:p>
          </table:table-cell>
          <table:table-cell office:value-type="float" office:value="4562" table:style-name="ce7">
            <text:p>4562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" table:style-name="ce5">
            <text:p>21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SimCity 4</text:p>
          </table:table-cell>
          <table:table-cell office:value-type="float" office:value="1247" table:style-name="ce7">
            <text:p>124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2" table:style-name="ce5">
            <text:p>22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36" table:style-name="ce7">
            <text:p>3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3" table:style-name="ce5">
            <text:p>2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15" table:style-name="ce7">
            <text:p>1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4" table:style-name="ce5">
            <text:p>24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Trackmania</text:p>
          </table:table-cell>
          <table:table-cell office:value-type="float" office:value="3" table:style-name="ce7">
            <text:p>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" table:style-name="ce5">
            <text:p>25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etrinet</text:p>
          </table:table-cell>
          <table:table-cell office:value-type="float" office:value="1456" table:style-name="ce7">
            <text:p>145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6" table:style-name="ce5">
            <text:p>26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23" table:style-name="ce7">
            <text:p>2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" table:style-name="ce5">
            <text:p>27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Tetrinet</text:p>
          </table:table-cell>
          <table:table-cell office:value-type="float" office:value="3025" table:style-name="ce7">
            <text:p>3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8" table:style-name="ce5">
            <text:p>28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Urban Terror</text:p>
          </table:table-cell>
          <table:table-cell office:value-type="float" office:value="33" table:style-name="ce7">
            <text:p>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9" table:style-name="ce5">
            <text:p>29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Les Sims 3</text:p>
          </table:table-cell>
          <table:table-cell office:value-type="float" office:value="451" table:style-name="ce7">
            <text:p>45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0" table:style-name="ce5">
            <text:p>30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Halo</text:p>
          </table:table-cell>
          <table:table-cell office:value-type="float" office:value="55" table:style-name="ce7">
            <text:p>5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1" table:style-name="ce5">
            <text:p>31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ounter Strike Source</text:p>
          </table:table-cell>
          <table:table-cell office:value-type="float" office:value="62" table:style-name="ce7">
            <text:p>62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2" table:style-name="ce5">
            <text:p>32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Halo</text:p>
          </table:table-cell>
          <table:table-cell office:value-type="float" office:value="13" table:style-name="ce7">
            <text:p>1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3" table:style-name="ce5">
            <text:p>3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Les Sims 3</text:p>
          </table:table-cell>
          <table:table-cell office:value-type="float" office:value="1289" table:style-name="ce7">
            <text:p>1289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4" table:style-name="ce5">
            <text:p>3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etrinet</text:p>
          </table:table-cell>
          <table:table-cell office:value-type="float" office:value="546" table:style-name="ce7">
            <text:p>54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5" table:style-name="ce5">
            <text:p>35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astle Strike</text:p>
          </table:table-cell>
          <table:table-cell office:value-type="float" office:value="6" table:style-name="ce7">
            <text:p>6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6" table:style-name="ce5">
            <text:p>36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Les Sims 3</text:p>
          </table:table-cell>
          <table:table-cell office:value-type="float" office:value="6874" table:style-name="ce7">
            <text:p>6874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7" table:style-name="ce5">
            <text:p>37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Halo</text:p>
          </table:table-cell>
          <table:table-cell office:value-type="float" office:value="27" table:style-name="ce7">
            <text:p>2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8" table:style-name="ce5">
            <text:p>38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Halo</text:p>
          </table:table-cell>
          <table:table-cell office:value-type="float" office:value="89" table:style-name="ce7">
            <text:p>89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39" table:style-name="ce5">
            <text:p>39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Urban Terror</text:p>
          </table:table-cell>
          <table:table-cell office:value-type="float" office:value="61" table:style-name="ce7">
            <text:p>6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0" table:style-name="ce5">
            <text:p>40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Tetrinet</text:p>
          </table:table-cell>
          <table:table-cell office:value-type="float" office:value="854" table:style-name="ce7">
            <text:p>854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1" table:style-name="ce5">
            <text:p>41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5" table:style-name="ce7">
            <text:p>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2" table:style-name="ce5">
            <text:p>42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Trackmania</text:p>
          </table:table-cell>
          <table:table-cell office:value-type="float" office:value="35" table:style-name="ce7">
            <text:p>3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3" table:style-name="ce5">
            <text:p>43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Les Sims 3</text:p>
          </table:table-cell>
          <table:table-cell office:value-type="float" office:value="5641" table:style-name="ce7">
            <text:p>564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4" table:style-name="ce5">
            <text:p>44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Castle Strike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5" table:style-name="ce5">
            <text:p>45</text:p>
          </table:table-cell>
          <table:table-cell office:value-type="float" office:value="24" table:style-name="ce6">
            <text:p>24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SimCity 4</text:p>
          </table:table-cell>
          <table:table-cell office:value-type="float" office:value="785" table:style-name="ce7">
            <text:p>78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6" table:style-name="ce5">
            <text:p>46</text:p>
          </table:table-cell>
          <table:table-cell office:value-type="float" office:value="39" table:style-name="ce6">
            <text:p>39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Counter Strike Source</text:p>
          </table:table-cell>
          <table:table-cell office:value-type="float" office:value="51" table:style-name="ce7">
            <text:p>5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7" table:style-name="ce5">
            <text:p>47</text:p>
          </table:table-cell>
          <table:table-cell office:value-type="float" office:value="42" table:style-name="ce6">
            <text:p>42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Counter Strike Source</text:p>
          </table:table-cell>
          <table:table-cell office:value-type="float" office:value="41" table:style-name="ce7">
            <text:p>41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8" table:style-name="ce5">
            <text:p>48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Homme</text:p>
          </table:table-cell>
          <table:table-cell office:value-type="string" table:style-name="ce6">
            <text:p>Halo</text:p>
          </table:table-cell>
          <table:table-cell office:value-type="float" office:value="65" table:style-name="ce7">
            <text:p>6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49" table:style-name="ce5">
            <text:p>49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Femme</text:p>
          </table:table-cell>
          <table:table-cell office:value-type="string" table:style-name="ce6">
            <text:p>Tetrinet</text:p>
          </table:table-cell>
          <table:table-cell office:value-type="float" office:value="1238" table:style-name="ce7">
            <text:p>1238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50" table:style-name="ce8">
            <text:p>50</text:p>
          </table:table-cell>
          <table:table-cell office:value-type="float" office:value="26" table:style-name="ce9">
            <text:p>26</text:p>
          </table:table-cell>
          <table:table-cell office:value-type="string" table:style-name="ce9">
            <text:p>Homme</text:p>
          </table:table-cell>
          <table:table-cell office:value-type="string" table:style-name="ce9">
            <text:p>Tetrinet</text:p>
          </table:table-cell>
          <table:table-cell office:value-type="float" office:value="7569" table:style-name="ce10">
            <text:p>7569</text:p>
          </table:table-cell>
          <table:table-cell table:number-columns-repeated="16378"/>
        </table:table-row>
        <table:table-row table:number-rows-repeated="1048522" table:style-name="ro2">
          <table:table-cell table:number-columns-repeated="16384"/>
        </table:table-row>
      </table:table>
      <table:data-pilot-tables>
        <table:data-pilot-table table:name="Tableau croisé dynamique1" table:target-range-address="TCD.A1:TCD.D5" table:show-filter-button="false" table:buttons="TCD.A1 TCD.B3">
          <table:source-cell-range table:cell-range-address="BDD.B3:BDD.F54"/>
          <table:data-pilot-field table:source-field-name="Jeu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astle Strike" table:display="false" table:show-details="true"/>
                <table:data-pilot-member table:name="Counter Strike Source" table:display="false" table:show-details="true"/>
                <table:data-pilot-member table:name="Halo" table:display="false" table:show-details="true"/>
                <table:data-pilot-member table:name="SimCity 4" table:display="false" table:show-details="true"/>
                <table:data-pilot-member table:name="Tetrinet" table:display="false" table:show-details="true"/>
                <table:data-pilot-member table:name="Trackmania" table:display="false" table:show-details="true"/>
                <table:data-pilot-member table:name="Urban Terror" table:display="false" table:show-details="true"/>
              </table:data-pilot-member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Sexe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ge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Numéro de concou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cor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Electro;Etienne;Bat538</meta:initial-creator>
    <dc:creator>Jean-Pierre SIMEONI</dc:creator>
    <meta:creation-date>2021-02-17T09:17:42Z</meta:creation-date>
    <dc:date>2021-02-17T09:19:23Z</dc:date>
  </office:meta>
</office:document-meta>
</file>